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864cm" table:align="left"/>
    </style:style>
    <style:style style:name="Tableau1.A" style:family="table-column">
      <style:table-column-properties style:column-width="3.769cm"/>
    </style:style>
    <style:style style:name="Tableau1.B" style:family="table-column">
      <style:table-column-properties style:column-width="2.515cm"/>
    </style:style>
    <style:style style:name="Tableau1.C" style:family="table-column">
      <style:table-column-properties style:column-width="5.57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I – Journal, événements et notifications</text:h>
      <text:p text:style-name="Text_20_body"><text:span text:style-name="Emphasis">(Documentation de pérennité)</text:span></text:p>
      <text:h text:style-name="Heading_20_2" text:outline-level="2">1. Intention générale (à lire en premier)</text:h>
      <text:p text:style-name="Text_20_body">Le <text:span text:style-name="Strong_20_Emphasis">journal UI</text:span> n’est <text:span text:style-name="Strong_20_Emphasis">pas</text:span> un simple log technique.</text:p>
      <text:p text:style-name="Text_20_body">Il sert à :</text:p>
      <text:list text:style-name="L14">
        <text:list-item>
          <text:p text:style-name="P19">raconter <text:span text:style-name="Strong_20_Emphasis">l’histoire de la partie</text:span> (narratif, monde, décisions),</text:p>
        </text:list-item>
        <text:list-item>
          <text:p text:style-name="P19">rendre lisibles <text:span text:style-name="Strong_20_Emphasis">les actions des joueurs</text:span>,</text:p>
        </text:list-item>
        <text:list-item>
          <text:p text:style-name="P19">signaler <text:span text:style-name="Strong_20_Emphasis">les événements système importants</text:span> sans interrompre le jeu.</text:p>
        </text:list-item>
      </text:list>
      <text:p text:style-name="Text_20_body">👉 Toute modification doit préserver cette séparation.</text:p>
      <text:p text:style-name="Horizontal_20_Line"/>
      <text:h text:style-name="Heading_20_2" text:outline-level="2">2. Les 3 couches (ne pas mélanger)</text:h>
      <text:h text:style-name="Heading_20_3" text:outline-level="3">2.1 Données brutes (sources)</text:h>
      <text:p text:style-name="Text_20_body">Il existe <text:span text:style-name="Strong_20_Emphasis">deux flux distincts</text:span>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Source</text:p>
            </table:table-cell>
            <table:table-cell table:style-name="Tableau1.A1" office:value-type="string">
              <text:p text:style-name="Table_20_Heading">Origine</text:p>
            </table:table-cell>
            <table:table-cell table:style-name="Tableau1.A1" office:value-type="string">
              <text:p text:style-name="Table_20_Heading">Usag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historiques</text:span></text:p>
          </table:table-cell>
          <table:table-cell table:style-name="Tableau1.A1" office:value-type="string">
            <text:p text:style-name="Table_20_Contents">moteur de jeu</text:p>
          </table:table-cell>
          <table:table-cell table:style-name="Tableau1.A1" office:value-type="string">
            <text:p text:style-name="Table_20_Contents">narration, actions, déroulement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journal_recent</text:span></text:p>
          </table:table-cell>
          <table:table-cell table:style-name="Tableau1.A1" office:value-type="string">
            <text:p text:style-name="Table_20_Contents">ui-etat-joueur</text:p>
          </table:table-cell>
          <table:table-cell table:style-name="Tableau1.A1" office:value-type="string">
            <text:p text:style-name="Table_20_Contents">confirmations, erreurs, système</text:p>
          </table:table-cell>
        </table:table-row>
      </table:table>
      <text:p text:style-name="Text_20_body">⚠️ <text:span text:style-name="Strong_20_Emphasis">Ne jamais fusionner ces flux côté backend</text:span> : ils ont des responsabilités différentes.</text:p>
      <text:p text:style-name="Horizontal_20_Line"/>
      <text:h text:style-name="Heading_20_3" text:outline-level="3">2.2 Normalisation (cœur du système)</text:h>
      <text:p text:style-name="Text_20_body"><text:span text:style-name="Strong_20_Emphasis">Fichier clé :</text:span></text:p>
      <text:p text:style-name="P3"><text:span text:style-name="Source_20_Text">src/utils/mapHistoriqueToUiEvent.ts</text:span></text:p>
      <text:p text:style-name="Text_20_body">Rôle :</text:p>
      <text:list text:style-name="L15">
        <text:list-item>
          <text:p text:style-name="P20">transformer les données brutes en <text:span text:style-name="Source_20_Text">UiEvent</text:span></text:p>
        </text:list-item>
        <text:list-item>
          <text:p text:style-name="P20">décider :</text:p>
          <text:list>
            <text:list-item>
              <text:p text:style-name="P20"><text:span text:style-name="Source_20_Text">kind</text:span> (story / action / phase / system / tech / hand)</text:p>
            </text:list-item>
            <text:list-item>
              <text:p text:style-name="P20"><text:span text:style-name="Source_20_Text">severity</text:span> (info / success / warn / error)</text:p>
            </text:list-item>
            <text:list-item>
              <text:p text:style-name="P20"><text:span text:style-name="Source_20_Text">title</text:span> et <text:span text:style-name="Source_20_Text">message</text:span> humains</text:p>
            </text:list-item>
          </text:list>
        </text:list-item>
      </text:list>
      <text:p text:style-name="Text_20_body"><text:soft-page-break/>👉 <text:span text:style-name="Strong_20_Emphasis">Toute nouvelle règle métier d’affichage passe ici.</text:span><text:line-break/>❌ <text:span text:style-name="Strong_20_Emphasis">Jamais dans </text:span><text:span text:style-name="Strong_20_Emphasis"><text:span text:style-name="Source_20_Text">JournalView</text:span></text:span><text:span text:style-name="Strong_20_Emphasis">.</text:span></text:p>
      <text:h text:style-name="Heading_20_4" text:outline-level="4">Exemple de règle correcte</text:h>
      <text:p text:style-name="P2"><text:span text:style-name="Source_20_Text">if (typeLower === "partie_terminee") {</text:span></text:p>
      <text:p text:style-name="P4"><text:span text:style-name="Source_20_Text"><text:s text:c="2"/>kind = "system";</text:span></text:p>
      <text:p text:style-name="P4"><text:span text:style-name="Source_20_Text"><text:s text:c="2"/>severity = "error";</text:span></text:p>
      <text:p text:style-name="P5"><text:span text:style-name="Source_20_Text">}</text:span></text:p>
      <text:p text:style-name="Horizontal_20_Line"/>
      <text:h text:style-name="Heading_20_3" text:outline-level="3">2.3 Présentation (UI pure)</text:h>
      <text:p text:style-name="Text_20_body"><text:span text:style-name="Strong_20_Emphasis">Fichier clé :</text:span></text:p>
      <text:p text:style-name="P3"><text:span text:style-name="Source_20_Text">src/components/game/JournalView.tsx</text:span></text:p>
      <text:p text:style-name="Text_20_body">Responsabilités <text:span text:style-name="Strong_20_Emphasis">autorisées</text:span> :</text:p>
      <text:list text:style-name="L16">
        <text:list-item>
          <text:p text:style-name="P21">filtrer par onglet (Histoire / Actions / Système),</text:p>
        </text:list-item>
        <text:list-item>
          <text:p text:style-name="P21">grouper par tour,</text:p>
        </text:list-item>
        <text:list-item>
          <text:p text:style-name="P21">gérer les volets (tours précédents),</text:p>
        </text:list-item>
        <text:list-item>
          <text:p text:style-name="P21">afficher les icônes, badges, styles.</text:p>
        </text:list-item>
      </text:list>
      <text:p text:style-name="Text_20_body">❌ Interdit ici :</text:p>
      <text:list text:style-name="L17">
        <text:list-item>
          <text:p text:style-name="P22">déterminer la gravité d’un événement,</text:p>
        </text:list-item>
        <text:list-item>
          <text:p text:style-name="P22">parser un <text:span text:style-name="Source_20_Text">type</text:span> moteur,</text:p>
        </text:list-item>
        <text:list-item>
          <text:p text:style-name="P22">interpréter une logique métier.</text:p>
        </text:list-item>
      </text:list>
      <text:p text:style-name="Horizontal_20_Line"/>
      <text:h text:style-name="Heading_20_2" text:outline-level="2">3. Le modèle <text:span text:style-name="Source_20_Text">UiEvent</text:span> (contrat interne UI)</text:h>
      <text:p text:style-name="P2"><text:span text:style-name="Source_20_Text">type UiEvent = {</text:span></text:p>
      <text:p text:style-name="P4"><text:span text:style-name="Source_20_Text"><text:s text:c="2"/>id: string;</text:span></text:p>
      <text:p text:style-name="P4"><text:span text:style-name="Source_20_Text"><text:s text:c="2"/>source: "moteur" | "ui-etat";</text:span></text:p>
      <text:p text:style-name="P4"><text:span text:style-name="Source_20_Text"><text:s text:c="2"/>tour?: number | null;</text:span></text:p>
      <text:p text:style-name="P4"><text:span text:style-name="Source_20_Text"><text:s text:c="2"/>at?: string | null;</text:span></text:p>
      <text:p text:style-name="P4"/>
      <text:p text:style-name="P4"><text:span text:style-name="Source_20_Text"><text:s text:c="2"/>kind: "story" | "phase" | "action" | "hand" | "system" | "tech";</text:span></text:p>
      <text:p text:style-name="P4"><text:span text:style-name="Source_20_Text"><text:s text:c="2"/>severity: "info" | "success" | "warn" | "error";</text:span></text:p>
      <text:p text:style-name="P4"/>
      <text:p text:style-name="P4"><text:span text:style-name="Source_20_Text"><text:s text:c="2"/>title?: string;</text:span></text:p>
      <text:p text:style-name="P4"><text:span text:style-name="Source_20_Text"><text:s text:c="2"/>message: string;</text:span></text:p>
      <text:p text:style-name="P4"/>
      <text:p text:style-name="P4"><text:span text:style-name="Source_20_Text"><text:s text:c="2"/>rawType?: string;</text:span></text:p>
      <text:p text:style-name="P4"><text:span text:style-name="Source_20_Text"><text:s text:c="2"/>raw?: unknown;</text:span></text:p>
      <text:p text:style-name="P5"><text:span text:style-name="Source_20_Text">};</text:span></text:p>
      <text:h text:style-name="Heading_20_3" text:outline-level="3"><text:soft-page-break/>Règles importantes</text:h>
      <text:list text:style-name="L18">
        <text:list-item>
          <text:p text:style-name="P23"><text:span text:style-name="Source_20_Text">id</text:span> doit être <text:span text:style-name="Strong_20_Emphasis">stable</text:span> (utilisé pour le dédoublonnage, toasts, non-lus)</text:p>
        </text:list-item>
        <text:list-item>
          <text:p text:style-name="P23"><text:span text:style-name="Source_20_Text">message</text:span> est <text:span text:style-name="Strong_20_Emphasis">toujours affichable</text:span> (pas de JSON brut)</text:p>
        </text:list-item>
        <text:list-item>
          <text:p text:style-name="P23"><text:span text:style-name="Source_20_Text">raw</text:span> est là <text:span text:style-name="Strong_20_Emphasis">uniquement pour debug / détails</text:span></text:p>
        </text:list-item>
      </text:list>
      <text:p text:style-name="Horizontal_20_Line"/>
      <text:h text:style-name="Heading_20_2" text:outline-level="2">4. JournalView : règles UX importantes</text:h>
      <text:h text:style-name="Heading_20_3" text:outline-level="3">Onglets</text:h>
      <text:list text:style-name="L19">
        <text:list-item>
          <text:p text:style-name="P24"><text:span text:style-name="Strong_20_Emphasis">Histoire</text:span> → ce qui raconte la partie</text:p>
        </text:list-item>
        <text:list-item>
          <text:p text:style-name="P24"><text:span text:style-name="Strong_20_Emphasis">Actions</text:span> → ce que font les joueurs</text:p>
        </text:list-item>
        <text:list-item>
          <text:p text:style-name="P24"><text:span text:style-name="Strong_20_Emphasis">Système</text:span> → ce qui peut bloquer / perturber / confirmer</text:p>
        </text:list-item>
      </text:list>
      <text:p text:style-name="Text_20_body">Ne pas ajouter d’onglet sans justification UX forte.</text:p>
      <text:p text:style-name="Horizontal_20_Line"/>
      <text:h text:style-name="Heading_20_3" text:outline-level="3">Tours</text:h>
      <text:list text:style-name="L20">
        <text:list-item>
          <text:p text:style-name="P25">Le <text:span text:style-name="Strong_20_Emphasis">tour en cours est toujours visible</text:span></text:p>
        </text:list-item>
        <text:list-item>
          <text:p text:style-name="P25">Les <text:span text:style-name="Strong_20_Emphasis">tours précédents sont repliés</text:span> (volet)</text:p>
        </text:list-item>
        <text:list-item>
          <text:p text:style-name="P25">Le tour en cours est <text:span text:style-name="Strong_20_Emphasis">surligné</text:span>, pas déplacé</text:p>
        </text:list-item>
      </text:list>
      <text:p text:style-name="Text_20_body">Objectif : lisibilité sur longues parties.</text:p>
      <text:p text:style-name="Horizontal_20_Line"/>
      <text:h text:style-name="Heading_20_2" text:outline-level="2">5. Toasts (notifications non bloquantes)</text:h>
      <text:p text:style-name="Text_20_body"><text:span text:style-name="Strong_20_Emphasis">Implémentation :</text:span></text:p>
      <text:list text:style-name="L21">
        <text:list-item>
          <text:p text:style-name="P26">directement dans <text:span text:style-name="Source_20_Text">GamePage</text:span></text:p>
        </text:list-item>
        <text:list-item>
          <text:p text:style-name="P26">basé uniquement sur <text:span text:style-name="Source_20_Text">journalRecent</text:span></text:p>
        </text:list-item>
      </text:list>
      <text:h text:style-name="Heading_20_3" text:outline-level="3">Règles</text:h>
      <text:list text:style-name="L22">
        <text:list-item>
          <text:p text:style-name="P27">seuls <text:span text:style-name="Source_20_Text">severity: warn | error</text:span> déclenchent un toast</text:p>
        </text:list-item>
        <text:list-item>
          <text:p text:style-name="P27">dédoublonnage par <text:span text:style-name="Source_20_Text">event_id</text:span></text:p>
        </text:list-item>
        <text:list-item>
          <text:p text:style-name="P27">auto-disparition (≈6s)</text:p>
        </text:list-item>
        <text:list-item>
          <text:p text:style-name="P27">jamais plus de 3 simultanés</text:p>
        </text:list-item>
      </text:list>
      <text:p text:style-name="Text_20_body"><text:soft-page-break/>👉 Le toast <text:span text:style-name="Strong_20_Emphasis">attire l’attention</text:span>,<text:line-break/>👉 le journal <text:span text:style-name="Strong_20_Emphasis">reste la mémoire</text:span>.</text:p>
      <text:p text:style-name="Horizontal_20_Line"/>
      <text:h text:style-name="Heading_20_2" text:outline-level="2">6. Ajouter un nouveau type d’événement (checklist)</text:h>
      <text:p text:style-name="Text_20_body">Quand tu ajoutes un nouveau <text:span text:style-name="Source_20_Text">type</text:span> moteur ou ui-état :</text:p>
      <text:list text:style-name="L23">
        <text:list-item>
          <text:p text:style-name="P28"><text:span text:style-name="Strong_20_Emphasis">Dans </text:span><text:span text:style-name="Strong_20_Emphasis"><text:span text:style-name="Source_20_Text">mapHistoriqueToUiEvent.ts</text:span></text:span></text:p>
          <text:list>
            <text:list-item>
              <text:p text:style-name="P28">décider <text:span text:style-name="Source_20_Text">kind</text:span></text:p>
            </text:list-item>
            <text:list-item>
              <text:p text:style-name="P28">décider <text:span text:style-name="Source_20_Text">severity</text:span></text:p>
            </text:list-item>
            <text:list-item>
              <text:p text:style-name="P28">fournir un <text:span text:style-name="Source_20_Text">message</text:span> humain</text:p>
            </text:list-item>
          </text:list>
        </text:list-item>
        <text:list-item>
          <text:p text:style-name="P28"><text:span text:style-name="Strong_20_Emphasis">Ajouter un test</text:span> (si le type est important)</text:p>
        </text:list-item>
        <text:list-item>
          <text:p text:style-name="P28"><text:span text:style-name="Strong_20_Emphasis">Ne pas modifier </text:span><text:span text:style-name="Strong_20_Emphasis"><text:span text:style-name="Source_20_Text">JournalView</text:span></text:span> sauf si le rendu change réellement</text:p>
        </text:list-item>
      </text:list>
      <text:p text:style-name="Text_20_body">Si tu modifies <text:span text:style-name="Source_20_Text">JournalView</text:span> pour “faire marcher un type” → c’est un smell.</text:p>
      <text:p text:style-name="Horizontal_20_Line"/>
      <text:h text:style-name="Heading_20_2" text:outline-level="2">7. Anti-patterns (⚠️ à éviter absolument)</text:h>
      <text:p text:style-name="Text_20_body">❌ Parser <text:span text:style-name="Source_20_Text">type</text:span> / <text:span text:style-name="Source_20_Text">category</text:span> dans un composant React<text:line-break/>❌ Afficher un JSON brut dans l’UI<text:line-break/>❌ Ajouter une logique métier dans <text:span text:style-name="Source_20_Text">GamePage</text:span> ou <text:span text:style-name="Source_20_Text">JournalView</text:span><text:line-break/>❌ Utiliser <text:span text:style-name="Source_20_Text">alert()</text:span> ou un modal bloquant pour un événement de jeu<text:line-break/>❌ Multiplier les toasts pour des infos triviales</text:p>
      <text:p text:style-name="Horizontal_20_Line"/>
      <text:h text:style-name="Heading_20_2" text:outline-level="2">8. Évolutions prévues (safe)</text:h>
      <text:p text:style-name="Text_20_body">Ces évolutions sont prévues et <text:span text:style-name="Strong_20_Emphasis">compatibles</text:span> avec l’architecture actuelle :</text:p>
      <text:list text:style-name="L24">
        <text:list-item>
          <text:p text:style-name="P29"><text:span text:style-name="Source_20_Text">notif.broadcast</text:span> / <text:span text:style-name="Source_20_Text">notif.joueur</text:span></text:p>
        </text:list-item>
        <text:list-item>
          <text:p text:style-name="P29">badges “non lu”</text:p>
        </text:list-item>
        <text:list-item>
          <text:p text:style-name="P29">clic sur toast → focus onglet Système</text:p>
        </text:list-item>
        <text:list-item>
          <text:p text:style-name="P29">timeline animée</text:p>
        </text:list-item>
        <text:list-item>
          <text:p text:style-name="P29">filtre par joueur</text:p>
        </text:list-item>
      </text:list>
      <text:p text:style-name="Text_20_body"/>
      <text:h text:style-name="P1" text:outline-level="1">✅ Assurance qualité – UI Journal / Toasts / Intégration</text:h>
      <text:h text:style-name="Heading_20_2" text:outline-level="2">1. Invariants React (bloquants) — ✅ OK</text:h>
      <text:h text:style-name="Heading_20_3" text:outline-level="3">Hooks</text:h>
      <text:list text:style-name="L25">
        <text:list-item>
          <text:p text:style-name="P30">Tous les hooks sont appelés <text:span text:style-name="Strong_20_Emphasis">avant tout </text:span><text:span text:style-name="Strong_20_Emphasis"><text:span text:style-name="Source_20_Text">return</text:span></text:span><text:span text:style-name="Strong_20_Emphasis"> conditionnel</text:span><text:line-break/>✔️ conforme (commentaires explicites dans <text:span text:style-name="Source_20_Text">GamePage</text:span>)</text:p>
        </text:list-item>
        <text:list-item>
          <text:p text:style-name="P30">Aucun hook conditionnel ou dynamique<text:line-break/>✔️ safe</text:p>
        </text:list-item>
      </text:list>
      <text:h text:style-name="Heading_20_3" text:outline-level="3">Effets</text:h>
      <text:list text:style-name="L26">
        <text:list-item>
          <text:p text:style-name="P31"><text:span text:style-name="Source_20_Text">useEffect(journalRecent)</text:span> correctement borné</text:p>
        </text:list-item>
        <text:list-item>
          <text:p text:style-name="P31">Pas de dépendances manquantes critiques<text:line-break/>✔️ stable</text:p>
        </text:list-item>
      </text:list>
      <text:p text:style-name="Horizontal_20_Line"/>
      <text:h text:style-name="Heading_20_2" text:outline-level="2">2. ToastHost (GamePage) — ✅ SOLIDE</text:h>
      <text:h text:style-name="Heading_20_3" text:outline-level="3">Ce qui est bon</text:h>
      <text:list text:style-name="L27">
        <text:list-item>
          <text:p text:style-name="P32">Dédoublonnage strict via <text:span text:style-name="Source_20_Text">event_id</text:span></text:p>
        </text:list-item>
        <text:list-item>
          <text:p text:style-name="P32">Limite à 3 toasts simultanés</text:p>
        </text:list-item>
        <text:list-item>
          <text:p text:style-name="P32">Auto-disparition (6s)</text:p>
        </text:list-item>
        <text:list-item>
          <text:p text:style-name="P32">Pas de spam sur <text:span text:style-name="Source_20_Text">info/success</text:span><text:line-break/>✔️ très propre</text:p>
        </text:list-item>
      </text:list>
      <text:h text:style-name="Heading_20_3" text:outline-level="3">Point QA validé</text:h>
      <text:list text:style-name="L28">
        <text:list-item>
          <text:p text:style-name="P33">Même si <text:span text:style-name="Source_20_Text">journalRecent</text:span> repoll → <text:span text:style-name="Strong_20_Emphasis">aucun toast répété</text:span></text:p>
        </text:list-item>
        <text:list-item>
          <text:p text:style-name="P33"><text:span text:style-name="Source_20_Text">useRef(Set)</text:span> = bon choix (pas de re-render parasite)</text:p>
        </text:list-item>
      </text:list>
      <text:p text:style-name="Text_20_body">👉 <text:span text:style-name="Strong_20_Emphasis">Aucune correction requise</text:span></text:p>
      <text:p text:style-name="Horizontal_20_Line"/>
      <text:h text:style-name="Heading_20_2" text:outline-level="2"><text:soft-page-break/>3. JournalView – Architecture &amp; lisibilité — ✅ TRÈS BON</text:h>
      <text:h text:style-name="Heading_20_3" text:outline-level="3">Séparation des responsabilités</text:h>
      <text:list text:style-name="L29">
        <text:list-item>
          <text:p text:style-name="P34">Normalisation hors composant (<text:span text:style-name="Source_20_Text">mapHistoriqueToUiEvent</text:span>)</text:p>
        </text:list-item>
        <text:list-item>
          <text:p text:style-name="P34"><text:span text:style-name="Source_20_Text">JournalView</text:span> = filtrer / grouper / afficher<text:line-break/>✔️ conforme à la doc</text:p>
        </text:list-item>
      </text:list>
      <text:h text:style-name="Heading_20_3" text:outline-level="3">Onglets</text:h>
      <text:list text:style-name="L30">
        <text:list-item>
          <text:p text:style-name="P35"><text:span text:style-name="Source_20_Text">story</text:span> / <text:span text:style-name="Source_20_Text">actions</text:span> / <text:span text:style-name="Source_20_Text">system</text:span> bien distincts</text:p>
        </text:list-item>
        <text:list-item>
          <text:p text:style-name="P35"><text:span text:style-name="Source_20_Text">system</text:span> inclut volontairement <text:span text:style-name="Source_20_Text">phase</text:span> + <text:span text:style-name="Source_20_Text">hand</text:span><text:line-break/>✔️ excellent choix UX</text:p>
        </text:list-item>
      </text:list>
      <text:p text:style-name="Horizontal_20_Line"/>
      <text:h text:style-name="Heading_20_2" text:outline-level="2">4. Gestion des tours — ✅ VALIDÉE</text:h>
      <text:h text:style-name="Heading_20_3" text:outline-level="3">Ce qui marche</text:h>
      <text:list text:style-name="L31">
        <text:list-item>
          <text:p text:style-name="P36">Tour courant toujours visible et surligné</text:p>
        </text:list-item>
        <text:list-item>
          <text:p text:style-name="P36">Tours précédents dans un <text:span text:style-name="Source_20_Text">&lt;details&gt;</text:span> (volet)</text:p>
        </text:list-item>
        <text:list-item>
          <text:p text:style-name="P36">Comptage clair des entrées par tour<text:line-break/>✔️ exactement ce que tu voulais</text:p>
        </text:list-item>
      </text:list>
      <text:h text:style-name="Heading_20_3" text:outline-level="3">Cas limites</text:h>
      <text:list text:style-name="L32">
        <text:list-item>
          <text:p text:style-name="P37"><text:span text:style-name="Source_20_Text">tour-?</text:span> isolé proprement</text:p>
        </text:list-item>
        <text:list-item>
          <text:p text:style-name="P37">Pas de crash si <text:span text:style-name="Source_20_Text">currentTour</text:span> absent<text:line-break/>✔️ robuste</text:p>
        </text:list-item>
      </text:list>
      <text:p text:style-name="Horizontal_20_Line"/>
      <text:h text:style-name="Heading_20_2" text:outline-level="2">5. Problème résiduel identifié (non bloquant)</text:h>
      <text:h text:style-name="Heading_20_3" text:outline-level="3">🔶 Bruit sur actions répétées</text:h>
      <text:p text:style-name="Text_20_body">Ex : <text:span text:style-name="Source_20_Text">joueur_jouer_carte_echec</text:span> en rafale.</text:p>
      <text:p text:style-name="Text_20_body">➡️ <text:span text:style-name="Strong_20_Emphasis">Ce n’est pas un bug UI.</text:span><text:line-break/>➡️ C’est un <text:span text:style-name="Strong_20_Emphasis">raffinement futur du normaliseur</text:span> (agrégation / compression).</text:p>
      <text:p text:style-name="Text_20_body"><text:span text:style-name="Strong_20_Emphasis">Décision QA recommandée</text:span><text:line-break/>👉 Accepter tel quel pour cette itération<text:line-break/>👉 Ticket ultérieur : <text:span text:style-name="Emphasis">“Agrégation d’événements répétitifs”</text:span></text:p>
      <text:p text:style-name="Horizontal_20_Line"><text:soft-page-break/></text:p>
      <text:h text:style-name="Heading_20_2" text:outline-level="2">6. Fuite de JSON brut — ⚠️ EN COURS DE RÉSOLUTION</text:h>
      <text:p text:style-name="Text_20_body">Tu l’as vu à l’écran, et tu as déjà fait le bon diagnostic.</text:p>
      <text:h text:style-name="Heading_20_3" text:outline-level="3">État actuel</text:h>
      <text:list text:style-name="L33">
        <text:list-item>
          <text:p text:style-name="P38">Certains types moteur non couverts → fallback JSON</text:p>
        </text:list-item>
        <text:list-item>
          <text:p text:style-name="P38">Ce n’est <text:span text:style-name="Strong_20_Emphasis">pas une régression</text:span>, c’est un TODO explicite</text:p>
        </text:list-item>
      </text:list>
      <text:h text:style-name="Heading_20_3" text:outline-level="3">Statut QA</text:h>
      <text:list text:style-name="L34">
        <text:list-item>
          <text:p text:style-name="P39">❌ acceptable <text:span text:style-name="Strong_20_Emphasis">en dev</text:span></text:p>
        </text:list-item>
        <text:list-item>
          <text:p text:style-name="P39">❌ non acceptable <text:span text:style-name="Strong_20_Emphasis">en release</text:span></text:p>
        </text:list-item>
      </text:list>
      <text:p text:style-name="Text_20_body">👉 Action claire :</text:p>
      <text:p text:style-name="Quotations">Tant qu’un JSON brut apparaît, il faut ajouter un cas dans <text:span text:style-name="Source_20_Text">mapHistoriqueToUiEvent.ts</text:span>.</text:p>
      <text:p text:style-name="Text_20_body">(Et tu as déjà commencé avec le patch précédent.)</text:p>
      <text:p text:style-name="Horizontal_20_Line"/>
      <text:h text:style-name="Heading_20_2" text:outline-level="2">7. Accessibilité &amp; UX rapide — 🟡 OK / AMÉLIORABLE PLUS TARD</text:h>
      <text:h text:style-name="Heading_20_3" text:outline-level="3">OK</text:h>
      <text:list text:style-name="L35">
        <text:list-item>
          <text:p text:style-name="P40">Taille de texte lisible</text:p>
        </text:list-item>
        <text:list-item>
          <text:p text:style-name="P40">Icônes + labels redondants</text:p>
        </text:list-item>
        <text:list-item>
          <text:p text:style-name="P40">Scroll maîtrisé</text:p>
        </text:list-item>
      </text:list>
      <text:h text:style-name="Heading_20_3" text:outline-level="3">À noter (non bloquant)</text:h>
      <text:list text:style-name="L36">
        <text:list-item>
          <text:p text:style-name="P41"><text:span text:style-name="Source_20_Text">&lt;details&gt;</text:span> non stylé pour focus clavier (plus tard)</text:p>
        </text:list-item>
        <text:list-item>
          <text:p text:style-name="P41">Pas de raccourci clavier (hors scope)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08:26:30.654919492</meta:creation-date>
    <dc:date>2025-12-12T10:05:30.859717243</dc:date>
    <meta:editing-duration>PT1H8M2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7" meta:paragraph-count="162" meta:word-count="986" meta:character-count="5863" meta:non-whitespace-character-count="5075"/>
  </office:meta>
</office:document-meta>
</file>